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635" officeooo:paragraph-rsid="000c16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youtu.be/vkHYH6OzDrQ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00:26:29.180183029</meta:creation-date>
    <dc:date>2021-08-21T00:30:26.058761223</dc:date>
    <meta:editing-duration>PT3M57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  <meta:generator>LibreOffice/6.4.7.2$Linux_X86_64 LibreOffice_project/40$Build-2</meta:generator>
  </office:meta>
</office:document-meta>
</file>